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margin-top="0mm" fo:margin-bottom="0mm"/>
    </style:style>
    <style:style style:name="P4" style:family="paragraph" style:parent-style-name="Standard">
      <style:paragraph-properties fo:margin-top="0mm" fo:margin-bottom="0mm" fo:text-align="center" style:justify-single-word="false"/>
    </style:style>
    <style:style style:name="P5" style:family="paragraph" style:parent-style-name="Standard">
      <style:paragraph-properties fo:margin-top="0mm" fo:margin-bottom="0mm"/>
      <style:text-properties style:font-name="Century Gothic" fo:font-weight="bold" style:font-weight-asian="bold" style:font-weight-complex="bold"/>
    </style:style>
    <style:style style:name="P6" style:family="paragraph" style:parent-style-name="Standard">
      <style:paragraph-properties fo:margin-top="0mm" fo:margin-bottom="0mm"/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 fo:margin-top="0mm" fo:margin-bottom="0mm" fo:line-height="100%" fo:text-align="justify" style:justify-single-word="false"/>
      <style:text-properties style:font-name="Century Gothic" fo:font-size="10pt" style:font-size-asian="10pt" style:font-size-complex="10pt"/>
    </style:style>
    <style:style style:name="P8" style:family="paragraph" style:parent-style-name="Standard">
      <style:paragraph-properties fo:margin-top="0mm" fo:margin-bottom="0mm" fo:line-height="100%" fo:text-align="justify" style:justify-single-word="false"/>
    </style:style>
    <style:style style:name="P9" style:family="paragraph" style:parent-style-name="Standard" style:master-page-name="Standard">
      <style:paragraph-properties fo:margin-top="0mm" fo:margin-bottom="0mm" fo:text-align="center" style:justify-single-word="false" style:page-number="auto"/>
    </style:style>
    <style:style style:name="T1" style:family="text">
      <style:text-properties style:font-name="Century Gothic" fo:font-size="12pt" fo:font-weight="bold" style:font-size-asian="12pt" style:font-weight-asian="bold" style:font-size-complex="12pt"/>
    </style:style>
    <style:style style:name="T2" style:family="text">
      <style:text-properties style:font-name="Century Gothic" fo:font-weight="bold" style:font-weight-asian="bold"/>
    </style:style>
    <style:style style:name="T3" style:family="text">
      <style:text-properties style:font-name="Century Gothic" fo:font-weight="bold" style:font-weight-asian="bold" style:font-weight-complex="bold"/>
    </style:style>
    <style:style style:name="T4" style:family="text">
      <style:text-properties style:font-name="Century Gothic" fo:font-size="10pt" style:font-size-asian="10pt" style:font-size-complex="10pt"/>
    </style:style>
    <style:style style:name="T5" style:family="text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6" style:family="text">
      <style:text-properties style:font-name="Century Gothic" fo:font-size="10pt" fo:font-weight="bold" style:font-size-asian="10pt" style:font-weight-asian="bold" style:font-size-complex="10pt"/>
    </style:style>
    <style:style style:name="T7" style:family="text">
      <style:text-properties style:font-name="Century Gothic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position="super 58%" style:font-name="Century Gothic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AQUAVINA INVESTMENT PTE. LTD.</text:span></text:p>
      <text:p text:style-name="P4"><text:span text:style-name="T2"><text:s/></text:span><text:span text:style-name="T4">(UEN# 200819482N)</text:span></text:p>
      <text:p text:style-name="P4"><text:span text:style-name="T4">Blk 531 Upper Cross Street#04-52 </text:span></text:p>
      <text:p text:style-name="P4"><text:span text:style-name="T4">Hong Lim Complex </text:span></text:p>
      <text:p text:style-name="P4"><text:span text:style-name="T4">Singapore 050531</text:span></text:p>
      <text:p text:style-name="P1"/>
      <text:p text:style-name="P1"/>
      <text:p text:style-name="P2"><text:span text:style-name="T4">Date : 20</text:span><text:span text:style-name="T8">th </text:span><text:span text:style-name="T4">March 2015</text:span></text:p>
      <text:p text:style-name="P1"/>
      <text:p text:style-name="P5"/>
      <text:p text:style-name="P3"><text:span text:style-name="T7">Attn : Person-in-charge</text:span></text:p>
      <text:p text:style-name="P3"><text:span text:style-name="T3">AMICORP SINGAPORE PTE LTD</text:span></text:p>
      <text:p text:style-name="P3"><text:span text:style-name="T4">30 Cecil Street #10-05</text:span></text:p>
      <text:p text:style-name="P3"><text:span text:style-name="T4">Prudential Tower</text:span></text:p>
      <text:p text:style-name="P3"><text:span text:style-name="T4">Singapore 049712</text:span></text:p>
      <text:p text:style-name="P6"/>
      <text:p text:style-name="P6"/>
      <text:p text:style-name="P2"><text:span text:style-name="T4">Dear Sir/Mdm</text:span></text:p>
      <text:p text:style-name="P1"/>
      <text:p text:style-name="P3"><text:span text:style-name="T5">RE : CORPORATE SECRETARY SERVICE TERMINATION</text:span></text:p>
      <text:p text:style-name="P1"/>
      <text:p text:style-name="P3"><text:span text:style-name="T4">Please be informed that </text:span><text:span text:style-name="T6">AQUAVINA INVESTMENT</text:span><text:bookmark text:name="_GoBack"/><text:span text:style-name="T6"> PTE. LTD. </text:span><text:span text:style-name="T4">will not renew your service as company corporate secretary with immediate effect.</text:span></text:p>
      <text:p text:style-name="P6"/>
      <text:p text:style-name="P3"><text:span text:style-name="T4">We have engaged Ms Khor Siew Eng, NRIC : S6840237I to collect the secretary books, etc. from you. <text:s/>She will liaise with you soon.</text:span></text:p>
      <text:p text:style-name="P6"/>
      <text:p text:style-name="P8"><text:span text:style-name="T4">Thank you.</text:span></text:p>
      <text:p text:style-name="P7"/>
      <text:p text:style-name="P7"/>
      <text:p text:style-name="P7"/>
      <text:p text:style-name="P7"/>
      <text:p text:style-name="P7"/>
      <text:p text:style-name="P8"><text:span text:style-name="T4">____________________________</text:span></text:p>
      <text:p text:style-name="P8"><text:span text:style-name="T4">Michael Cohen</text:span></text:p>
      <text:p text:style-name="P8"><text:span text:style-name="T4">Director</text:span></text:p>
      <text:p text:style-name="P8"><text:span text:style-name="T4">FIN : G5287524U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5.01mm" fo:margin-bottom="14.01mm" fo:margin-left="25.4mm" fo:margin-right="29.99mm" style:writing-mode="lr-tb" style:layout-grid-color="#c0c0c0" style:layout-grid-lines="42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Sally Khor</dc:creator>
    <meta:editing-cycles>2</meta:editing-cycles>
    <meta:print-date>2015-04-09T05:46:00</meta:print-date>
    <meta:creation-date>2015-04-09T05:48:00</meta:creation-date>
    <dc:date>2015-04-09T05:48:00</dc:date>
    <meta:editing-duration>P0D</meta:editing-duration>
    <meta:generator>LibreOffice/3.5$Linux_X86_64 LibreOffice_project/350m1$Build-2</meta:generator>
    <meta:document-statistic meta:table-count="0" meta:image-count="0" meta:object-count="0" meta:page-count="1" meta:paragraph-count="20" meta:word-count="97" meta:character-count="631" meta:non-whitespace-character-count="5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